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3209f" officeooo:paragraph-rsid="0003209f"/>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14pt" officeooo:rsid="000190c8" officeooo:paragraph-rsid="000190c8" style:font-size-asian="14pt" style:font-size-complex="14pt"/>
    </style:style>
    <style:style style:name="P4" style:family="paragraph" style:parent-style-name="Standard">
      <style:paragraph-properties fo:text-align="justify" style:justify-single-word="false"/>
      <style:text-properties fo:font-size="14pt" officeooo:rsid="00114ed8" officeooo:paragraph-rsid="00114ed8" style:font-size-asian="14pt" style:font-size-complex="14pt"/>
    </style:style>
    <style:style style:name="P5" style:family="paragraph" style:parent-style-name="Standard">
      <style:paragraph-properties fo:text-align="justify" style:justify-single-word="false"/>
      <style:text-properties fo:font-size="14pt" officeooo:rsid="0003209f" officeooo:paragraph-rsid="0003209f" style:font-size-asian="14pt" style:font-size-complex="14pt"/>
    </style:style>
    <style:style style:name="P6" style:family="paragraph" style:parent-style-name="Standard">
      <style:paragraph-properties fo:text-align="justify" style:justify-single-word="false"/>
      <style:text-properties fo:font-size="14pt" officeooo:rsid="0003209f" officeooo:paragraph-rsid="00114ed8" style:font-size-asian="14pt" style:font-size-complex="14pt"/>
    </style:style>
    <style:style style:name="P7" style:family="paragraph" style:parent-style-name="Standard">
      <style:paragraph-properties fo:text-align="justify" style:justify-single-word="false"/>
      <style:text-properties fo:font-size="14pt" fo:font-weight="bold" officeooo:rsid="000190c8" officeooo:paragraph-rsid="000190c8"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03209f" officeooo:paragraph-rsid="00114ed8"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6pt" fo:font-weight="bold" officeooo:rsid="0012aa52" style:font-size-asian="16pt" style:font-weight-asian="bold" style:font-size-complex="16pt" style:font-weight-complex="bold"/>
    </style:style>
    <style:style style:name="T1" style:family="text">
      <style:text-properties officeooo:rsid="000420c7"/>
    </style:style>
    <style:style style:name="T2" style:family="text">
      <style:text-properties officeooo:rsid="0007f732"/>
    </style:style>
    <style:style style:name="T3" style:family="text">
      <style:text-properties officeooo:rsid="00095fb3"/>
    </style:style>
    <style:style style:name="T4" style:family="text">
      <style:text-properties officeooo:rsid="000b21c1"/>
    </style:style>
    <style:style style:name="T5" style:family="text">
      <style:text-properties officeooo:rsid="000bb38b"/>
    </style:style>
    <style:style style:name="T6" style:family="text">
      <style:text-properties officeooo:rsid="000e50f8"/>
    </style:style>
    <style:style style:name="T7" style:family="text">
      <style:text-properties officeooo:rsid="0010d436"/>
    </style:style>
    <style:style style:name="T8" style:family="text">
      <style:text-properties officeooo:rsid="00114ed8"/>
    </style:style>
    <style:style style:name="T9" style:family="text">
      <style:text-properties officeooo:rsid="0012aa52"/>
    </style:style>
    <style:style style:name="T10" style:family="text">
      <style:text-properties fo:font-weight="bold" style:font-weight-asian="bold" style:font-weight-complex="bold"/>
    </style:style>
    <style:style style:name="T11" style:family="text">
      <style:text-properties fo:font-size="14pt" style:font-size-asian="14pt" style:font-size-complex="14pt"/>
    </style:style>
    <style:style style:name="T12" style:family="text">
      <style:text-properties fo:font-size="14pt" officeooo:rsid="000d0892" style:font-size-asian="14pt" style:font-size-complex="14pt"/>
    </style:style>
    <style:style style:name="T13" style:family="text">
      <style:text-properties fo:font-size="14pt" officeooo:rsid="000e50f8" style:font-size-asian="14pt" style:font-size-complex="14pt"/>
    </style:style>
    <style:style style:name="T14" style:family="text">
      <style:text-properties fo:font-size="14pt" officeooo:rsid="000f41d3" style:font-size-asian="14pt" style:font-size-complex="14pt"/>
    </style:style>
    <style:style style:name="T15" style:family="text">
      <style:text-properties fo:color="#c9211e" loext:opacity="100%"/>
    </style:style>
    <style:style style:name="T16" style:family="text">
      <style:text-properties fo:color="#c9211e" loext:opacity="100%" officeooo:rsid="0012aa52"/>
    </style:style>
    <style:style style:name="T17" style:family="text">
      <style:text-properties fo:font-size="16pt" fo:font-weight="bold" officeooo:rsid="000190c8" style:font-size-asian="16pt" style:font-weight-asian="bold" style:font-size-complex="16pt" style:font-weight-complex="bold"/>
    </style:style>
    <style:style style:name="T18" style:family="text">
      <style:text-properties fo:font-size="16pt" fo:font-weight="bold" officeooo:rsid="0012aa52" style:font-size-asian="16pt" style:font-weight-asian="bold" style:font-size-complex="16pt" style:font-weight-complex="bold"/>
    </style:style>
    <style:style style:name="T19" style:family="text">
      <style:text-properties fo:font-size="13pt" fo:font-weight="normal" officeooo:rsid="0012aa52" style:font-size-asian="11.3500003814697pt" style:font-weight-asian="normal" style:font-size-complex="13pt" style:font-weight-complex="normal"/>
    </style:style>
    <style:style style:name="T20" style:family="text">
      <style:text-properties officeooo:rsid="0014af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42"/><text:span text:style-name="T17">Assignment 1 Report</text:span><text:span text:style-name="T18">(Bufferbloat)</text:span></text:p>
      <text:p text:style-name="P2"><text:span text:style-name="T18"><text:s text:c="47"/></text:span><text:span text:style-name="T19">Neha( 2023CSZ8077 )</text:span></text:p>
      <text:p text:style-name="P9"/>
      <text:p text:style-name="P2"/>
      <text:p text:style-name="P3">Q1. <text:span text:style-name="T10">Why do you see a difference in webpage fetch times with short and large router</text:span></text:p>
      <text:p text:style-name="P7">buffers?</text:p>
      <text:p text:style-name="P3">Ans: As seen the average fetch time for a router with queue size 20 is approximately 0.<text:span text:style-name="T20">5</text:span> ms while it is around <text:span text:style-name="T20">1</text:span> ms for a router with queue size 100. <text:span text:style-name="T4">This is due to the reason that large queue size results in storing of the large number of packets at the router. The queuing delay for such packets is large. This results in larger fetch times.</text:span></text:p>
      <text:p text:style-name="P3"/>
      <text:p text:style-name="P7">Q2. Bufferbloat can occur in other places such as your network interface card (NIC). Check the output of ifconfig eth0 on your VirtualBox VM. What is the (maximum) transmit queue length on the network interface reported by ifconfig? For this queue size, if you assume the queue drains at 100Mb/s, what is the maximum time a packet might wait in the queue before it leaves the NIC?</text:p>
      <text:p text:style-name="P3">Ans: <text:span text:style-name="T9">T</text:span><text:span text:style-name="T2">he </text:span><text:span text:style-name="T3">T</text:span><text:span text:style-name="T2">xqueuelen reported by ifconfig at virtualbox is 1000, which means the queue length is 1000 packets. The MTU is 1500 Bytes. So, the maximum wait occurs when the queue is full. The last packet has to wait for the transmission of 999 packets. </text:span><text:span text:style-name="T3">This corresponds to transmission of </text:span><text:span text:style-name="T7">approx.</text:span><text:span text:style-name="T3"> 11 Mbits. Since channel has a capacity of 100Mbps. The maximum time the last packet might wait is 0.11 seconds or 11</text:span><text:span text:style-name="T7">0</text:span><text:span text:style-name="T3"> ms.</text:span><text:span text:style-name="T2"> </text:span></text:p>
      <text:p text:style-name="P3"/>
      <text:p text:style-name="P7">Q3. How does the RTT reported by ping vary with the queue size? Describe the relation between the two.</text:p>
      <text:p text:style-name="P3">Ans: As seen in graphs, the RTT increases with queue size due to <text:span text:style-name="T15">queuing delay</text:span>. <text:span text:style-name="T6">The RTT is close </text:span><text:span text:style-name="T7">4</text:span><text:span text:style-name="T6">0 ms</text:span><text:span text:style-name="T8">(average)</text:span><text:span text:style-name="T6"> for a queue size of 20 packets, while it is 150 ms(average) for queue size of 100 packets.</text:span> <text:span text:style-name="T2">So, RTT is proportional to the queue size.</text:span></text:p>
      <text:p text:style-name="P3"/>
      <text:p text:style-name="P7">Q4. Identify and describe two ways to mitigate the bufferbloat problem.</text:p>
      <text:p text:style-name="P1"><text:span text:style-name="T11">Ans: </text:span><text:span text:style-name="T12">One is to use small buffer size. </text:span><text:span text:style-name="T13">The buffer size is </text:span><text:span text:style-name="T14">equal to channel capacity x RTT / sqrt(n). Here n is the number of senders sharing the bottleneck router. This reduces the buffer size while maintaining the throughput as shown in </text:span><text:a xlink:type="simple" xlink:href="https://people.eecs.berkeley.edu/~sylvia/cs268-2019/papers//buffer-sizing.pdf" text:style-name="Internet_20_link" text:visited-style-name="Visited_20_Internet_20_Link"><text:span text:style-name="T14">https://people.eecs.berkeley.edu/~sylvia/cs268-2019/papers//buffer-sizing.pdf</text:span></text:a><text:span text:style-name="T14">.</text:span></text:p>
      <text:p text:style-name="P4">The other way is to use Random Early Discard(RED) algorithm. Here, the router will randomly drop packets once queue size crosses some threshold. This will lead to the sender to reduce the window size. Thus, the queue length will decrease and so will latency.</text:p>
      <text:p text:style-name="P5"/>
      <text:p text:style-name="P8">Q5. Describe how and why your results change when you re-run the emulation.</text:p>
      <text:p text:style-name="P6"><text:span text:style-name="T8">Ans: When the simulation is rerun, parameters such as average page access time changes and also there is variation in active queue length at different time points. Example, in </text:span><text:soft-page-break/><text:span text:style-name="T8">one run the average page access time </text:span><text:span text:style-name="T9">for</text:span><text:span text:style-name="T8"> queue length </text:span><text:span text:style-name="T20">10</text:span><text:span text:style-name="T8">0 is 0.</text:span><text:span text:style-name="T20">97</text:span><text:span text:style-name="T8">s while in the second run, it is </text:span><text:span text:style-name="T20">1 </text:span><text:span text:style-name="T8">s. This is due to the reason that, the three processes are s</text:span><text:span text:style-name="T9">tarted</text:span><text:span text:style-name="T8"> simultaneously</text:span><text:span text:style-name="T9">. </text:span><text:span text:style-name="T20">The hosts are single processor(CPU Limited).</text:span><text:span text:style-name="T9"> The </text:span><text:span text:style-name="T16">different order of scheduling</text:span><text:span text:style-name="T9"> of the three processes by the Scheduler at the host</text:span><text:span text:style-name="T20">s</text:span><text:span text:style-name="T9"> results in changes in the parameters(queue length etc.).</text:span><text:span text:style-name="T8"> </text:span><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17:22:41.492586332</meta:creation-date>
    <dc:date>2023-08-27T00:50:43.945571177</dc:date>
    <meta:editing-duration>PT43M</meta:editing-duration>
    <meta:editing-cycles>6</meta:editing-cycles>
    <meta:generator>LibreOffice/7.3.7.2$Linux_X86_64 LibreOffice_project/30$Build-2</meta:generator>
    <meta:document-statistic meta:table-count="0" meta:image-count="0" meta:object-count="0" meta:page-count="2" meta:paragraph-count="14" meta:word-count="502" meta:character-count="2984" meta:non-whitespace-character-count="2404"/>
  </office:meta>
</office:document-meta>
</file>